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Impl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datableSqlQuery.UpdatableSql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ableSqlQuery.newRowMapper( @ Nullable Object [ ] parameter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MapperImpl.RowMapperImpl(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ableSqlQuery.UpdatableSqlQuery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